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507in" fo:margin-left="-0.0785in" fo:margin-top="0in" fo:margin-bottom="0in" table:align="left" style:writing-mode="lr-tb"/>
    </style:style>
    <style:style style:name="Table1.A" style:family="table-column">
      <style:table-column-properties style:column-width="1.1368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2.4743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7.6507in" fo:margin-left="-0.0785in" fo:margin-top="0in" fo:margin-bottom="0in" table:align="left" style:writing-mode="lr-tb"/>
    </style:style>
    <style:style style:name="Table2.A" style:family="table-column">
      <style:table-column-properties style:column-width="1.3104in"/>
    </style:style>
    <style:style style:name="Table2.B" style:family="table-column">
      <style:table-column-properties style:column-width="1.3882in"/>
    </style:style>
    <style:style style:name="Table2.C" style:family="table-column">
      <style:table-column-properties style:column-width="3.375in"/>
    </style:style>
    <style:style style:name="Table2.D" style:family="table-column">
      <style:table-column-properties style:column-width="1.57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45.5104in" fo:margin-left="-0.0104in" fo:margin-top="0in" fo:margin-bottom="0in" table:align="left" style:writing-mode="lr-tb"/>
    </style:style>
    <style:style style:name="Table3.A" style:family="table-column">
      <style:table-column-properties style:column-width="21.1208in"/>
    </style:style>
    <style:style style:name="Table3.B" style:family="table-column">
      <style:table-column-properties style:column-width="4.1056in"/>
    </style:style>
    <style:style style:name="Table3.C" style:family="table-column">
      <style:table-column-properties style:column-width="9.3431in"/>
    </style:style>
    <style:style style:name="Table3.D" style:family="table-column">
      <style:table-column-properties style:column-width="10.938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00" fo:padding="0.0729in" fo:border="0.75pt solid #000001">
        <style:background-image/>
      </style:table-cell-properties>
    </style:style>
    <style:style style:name="Table3.A2" style:family="table-cell">
      <style:table-cell-properties fo:padding="0.0729in" fo:border="0.75pt solid #000001"/>
    </style:style>
    <style:style style:name="Table3.B2" style:family="table-cell">
      <style:table-cell-properties fo:padding="0.0729in" fo:border="0.75pt solid #000001"/>
    </style:style>
    <style:style style:name="Table3.C2" style:family="table-cell">
      <style:table-cell-properties fo:padding="0.0729in" fo:border="0.75pt solid #000001"/>
    </style:style>
    <style:style style:name="Table3.D2" style:family="table-cell">
      <style:table-cell-properties fo:padding="0.0729in" fo:border="0.75pt solid #000001"/>
    </style:style>
    <style:style style:name="Table3.A3" style:family="table-cell">
      <style:table-cell-properties fo:padding="0.0729in" fo:border="0.75pt solid #000001"/>
    </style:style>
    <style:style style:name="Table3.B3" style:family="table-cell">
      <style:table-cell-properties fo:padding="0.0729in" fo:border="0.75pt solid #000001"/>
    </style:style>
    <style:style style:name="Table3.C3" style:family="table-cell">
      <style:table-cell-properties fo:padding="0.0729in" fo:border="0.75pt solid #000001"/>
    </style:style>
    <style:style style:name="Table3.D3" style:family="table-cell">
      <style:table-cell-properties fo:padding="0.0729in" fo:border="0.75pt solid #000001"/>
    </style:style>
    <style:style style:name="Table3.A4" style:family="table-cell">
      <style:table-cell-properties fo:padding="0.0729in" fo:border="0.75pt solid #000001"/>
    </style:style>
    <style:style style:name="Table3.B4" style:family="table-cell">
      <style:table-cell-properties fo:padding="0.0729in" fo:border="0.75pt solid #000001"/>
    </style:style>
    <style:style style:name="Table3.C4" style:family="table-cell">
      <style:table-cell-properties fo:padding="0.0729in" fo:border="0.75pt solid #000001"/>
    </style:style>
    <style:style style:name="Table3.D4" style:family="table-cell">
      <style:table-cell-properties fo:padding="0.0729in" fo:border="0.75pt solid #000001"/>
    </style:style>
    <style:style style:name="Table3.5" style:family="table-row">
      <style:table-row-properties style:min-row-height="0.2917in" fo:keep-together="auto"/>
    </style:style>
    <style:style style:name="Table3.A5" style:family="table-cell">
      <style:table-cell-properties fo:padding="0.0729in" fo:border="0.75pt solid #000001"/>
    </style:style>
    <style:style style:name="Table3.A6" style:family="table-cell">
      <style:table-cell-properties fo:padding="0.0729in" fo:border="0.75pt solid #000001"/>
    </style:style>
    <style:style style:name="Table3.B6" style:family="table-cell">
      <style:table-cell-properties fo:padding="0.0729in" fo:border="0.75pt solid #000001"/>
    </style:style>
    <style:style style:name="Table3.C6" style:family="table-cell">
      <style:table-cell-properties fo:padding="0.0729in" fo:border="0.75pt solid #000001"/>
    </style:style>
    <style:style style:name="Table3.D6" style:family="table-cell">
      <style:table-cell-properties fo:padding="0.0729in" fo:border="0.75pt solid #000001"/>
    </style:style>
    <style:style style:name="Table3.A7" style:family="table-cell">
      <style:table-cell-properties fo:padding="0.0729in" fo:border="0.75pt solid #000001"/>
    </style:style>
    <style:style style:name="Table3.B7" style:family="table-cell">
      <style:table-cell-properties fo:padding="0.0729in" fo:border="0.75pt solid #000001"/>
    </style:style>
    <style:style style:name="Table3.C7" style:family="table-cell">
      <style:table-cell-properties fo:padding="0.0729in" fo:border="0.75pt solid #000001"/>
    </style:style>
    <style:style style:name="Table3.D7" style:family="table-cell">
      <style:table-cell-properties fo:padding="0.0729in" fo:border="0.75pt solid #000001"/>
    </style:style>
    <style:style style:name="Table3.A8" style:family="table-cell">
      <style:table-cell-properties fo:padding="0.0729in" fo:border="0.75pt solid #000001"/>
    </style:style>
    <style:style style:name="Table3.B8" style:family="table-cell">
      <style:table-cell-properties fo:padding="0.0729in" fo:border="0.75pt solid #000001"/>
    </style:style>
    <style:style style:name="Table3.C8" style:family="table-cell">
      <style:table-cell-properties fo:padding="0.0729in" fo:border="0.75pt solid #000001"/>
    </style:style>
    <style:style style:name="Table3.D8" style:family="table-cell">
      <style:table-cell-properties fo:padding="0.0729in" fo:border="0.75pt solid #000001"/>
    </style:style>
    <style:style style:name="Table3.A9" style:family="table-cell">
      <style:table-cell-properties fo:padding="0.0729in" fo:border="0.75pt solid #000001"/>
    </style:style>
    <style:style style:name="Table3.B9" style:family="table-cell">
      <style:table-cell-properties fo:padding="0.0729in" fo:border="0.75pt solid #000001"/>
    </style:style>
    <style:style style:name="Table3.C9" style:family="table-cell">
      <style:table-cell-properties fo:padding="0.0729in" fo:border="0.75pt solid #000001"/>
    </style:style>
    <style:style style:name="Table3.D9" style:family="table-cell">
      <style:table-cell-properties fo:padding="0.0729in" fo:border="0.75pt solid #000001"/>
    </style:style>
    <style:style style:name="Table3.A10" style:family="table-cell">
      <style:table-cell-properties fo:padding="0.0729in" fo:border="0.75pt solid #000001"/>
    </style:style>
    <style:style style:name="Table3.B10" style:family="table-cell">
      <style:table-cell-properties fo:padding="0.0729in" fo:border="0.75pt solid #000001"/>
    </style:style>
    <style:style style:name="Table3.C10" style:family="table-cell">
      <style:table-cell-properties fo:padding="0.0729in" fo:border="0.75pt solid #000001"/>
    </style:style>
    <style:style style:name="Table3.D10" style:family="table-cell">
      <style:table-cell-properties fo:padding="0.0729in" fo:border="0.75pt solid #000001"/>
    </style:style>
    <style:style style:name="Table3.A11" style:family="table-cell">
      <style:table-cell-properties fo:padding="0.0729in" fo:border="0.75pt solid #000001"/>
    </style:style>
    <style:style style:name="Table3.B11" style:family="table-cell">
      <style:table-cell-properties fo:padding="0.0729in" fo:border="0.75pt solid #000001"/>
    </style:style>
    <style:style style:name="Table3.C11" style:family="table-cell">
      <style:table-cell-properties fo:padding="0.0729in" fo:border="0.75pt solid #000001"/>
    </style:style>
    <style:style style:name="Table3.D11" style:family="table-cell">
      <style:table-cell-properties fo:padding="0.0729in" fo:border="0.75pt solid #000001"/>
    </style:style>
    <style:style style:name="Table3.A12" style:family="table-cell">
      <style:table-cell-properties fo:padding="0.0729in" fo:border="0.75pt solid #000001"/>
    </style:style>
    <style:style style:name="Table3.B12" style:family="table-cell">
      <style:table-cell-properties fo:padding="0.0729in" fo:border="0.75pt solid #000001"/>
    </style:style>
    <style:style style:name="Table3.C12" style:family="table-cell">
      <style:table-cell-properties fo:padding="0.0729in" fo:border="0.75pt solid #000001"/>
    </style:style>
    <style:style style:name="Table3.D12" style:family="table-cell">
      <style:table-cell-properties fo:padding="0.0729in" fo:border="0.75pt solid #000001"/>
    </style:style>
    <style:style style:name="Table3.A13" style:family="table-cell">
      <style:table-cell-properties fo:padding="0.0729in" fo:border="0.75pt solid #000001"/>
    </style:style>
    <style:style style:name="Table3.A14" style:family="table-cell">
      <style:table-cell-properties fo:padding="0.0729in" fo:border="0.75pt solid #000001"/>
    </style:style>
    <style:style style:name="Table3.B14" style:family="table-cell">
      <style:table-cell-properties fo:padding="0.0729in" fo:border="0.75pt solid #000001"/>
    </style:style>
    <style:style style:name="Table3.C14" style:family="table-cell">
      <style:table-cell-properties fo:padding="0.0729in" fo:border="0.75pt solid #000001"/>
    </style:style>
    <style:style style:name="Table3.D14" style:family="table-cell">
      <style:table-cell-properties fo:padding="0.0729in" fo:border="0.75pt solid #000001"/>
    </style:style>
    <style:style style:name="Table3.A15" style:family="table-cell">
      <style:table-cell-properties fo:padding="0.0729in" fo:border="0.75pt solid #000001"/>
    </style:style>
    <style:style style:name="Table3.B15" style:family="table-cell">
      <style:table-cell-properties fo:padding="0.0729in" fo:border="0.75pt solid #000001"/>
    </style:style>
    <style:style style:name="Table3.C15" style:family="table-cell">
      <style:table-cell-properties fo:padding="0.0729in" fo:border="0.75pt solid #000001"/>
    </style:style>
    <style:style style:name="Table3.D15" style:family="table-cell">
      <style:table-cell-properties fo:padding="0.0729in" fo:border="0.75pt solid #000001"/>
    </style:style>
    <style:style style:name="Table3.A16" style:family="table-cell">
      <style:table-cell-properties fo:padding="0.0729in" fo:border="0.75pt solid #000001"/>
    </style:style>
    <style:style style:name="Table3.B16" style:family="table-cell">
      <style:table-cell-properties fo:padding="0.0729in" fo:border="0.75pt solid #000001"/>
    </style:style>
    <style:style style:name="Table3.C16" style:family="table-cell">
      <style:table-cell-properties fo:padding="0.0729in" fo:border="0.75pt solid #000001"/>
    </style:style>
    <style:style style:name="Table3.D16" style:family="table-cell">
      <style:table-cell-properties fo:padding="0.0729in" fo:border="0.75pt solid #000001"/>
    </style:style>
    <style:style style:name="Table3.A17" style:family="table-cell">
      <style:table-cell-properties fo:padding="0.0729in" fo:border="0.75pt solid #000001"/>
    </style:style>
    <style:style style:name="Table3.B17" style:family="table-cell">
      <style:table-cell-properties fo:padding="0.0729in" fo:border="0.75pt solid #000001"/>
    </style:style>
    <style:style style:name="Table3.C17" style:family="table-cell">
      <style:table-cell-properties fo:padding="0.0729in" fo:border="0.75pt solid #000001"/>
    </style:style>
    <style:style style:name="Table3.D17" style:family="table-cell">
      <style:table-cell-properties fo:padding="0.0729in" fo:border="0.75pt solid #000001"/>
    </style:style>
    <style:style style:name="Table3.A18" style:family="table-cell">
      <style:table-cell-properties fo:padding="0.0729in" fo:border="0.75pt solid #000001"/>
    </style:style>
    <style:style style:name="Table3.A19" style:family="table-cell">
      <style:table-cell-properties fo:padding="0.0729in" fo:border="0.75pt solid #000001"/>
    </style:style>
    <style:style style:name="Table3.B19" style:family="table-cell">
      <style:table-cell-properties fo:padding="0.0729in" fo:border="0.75pt solid #000001"/>
    </style:style>
    <style:style style:name="Table3.C19" style:family="table-cell">
      <style:table-cell-properties fo:padding="0.0729in" fo:border="0.75pt solid #000001"/>
    </style:style>
    <style:style style:name="Table3.D19" style:family="table-cell">
      <style:table-cell-properties fo:padding="0.0729in" fo:border="0.75pt solid #000001"/>
    </style:style>
    <style:style style:name="Table3.A20" style:family="table-cell">
      <style:table-cell-properties fo:padding="0.0729in" fo:border="0.75pt solid #000001"/>
    </style:style>
    <style:style style:name="Table3.B20" style:family="table-cell">
      <style:table-cell-properties fo:padding="0.0729in" fo:border="0.75pt solid #000001"/>
    </style:style>
    <style:style style:name="Table3.C20" style:family="table-cell">
      <style:table-cell-properties fo:padding="0.0729in" fo:border="0.75pt solid #000001"/>
    </style:style>
    <style:style style:name="Table3.D20" style:family="table-cell">
      <style:table-cell-properties fo:padding="0.0729in" fo:border="0.75pt solid #000001"/>
    </style:style>
    <style:style style:name="Table3.A21" style:family="table-cell">
      <style:table-cell-properties fo:padding="0.0729in" fo:border="0.75pt solid #000001"/>
    </style:style>
    <style:style style:name="Table3.B21" style:family="table-cell">
      <style:table-cell-properties fo:padding="0.0729in" fo:border="0.75pt solid #000001"/>
    </style:style>
    <style:style style:name="Table3.C21" style:family="table-cell">
      <style:table-cell-properties fo:padding="0.0729in" fo:border="0.75pt solid #000001"/>
    </style:style>
    <style:style style:name="Table3.D21" style:family="table-cell">
      <style:table-cell-properties fo:padding="0.0729in" fo:border="0.75pt solid #000001"/>
    </style:style>
    <style:style style:name="Table3.A22" style:family="table-cell">
      <style:table-cell-properties fo:padding="0.0729in" fo:border="0.75pt solid #000001"/>
    </style:style>
    <style:style style:name="Table3.B22" style:family="table-cell">
      <style:table-cell-properties fo:padding="0.0729in" fo:border="0.75pt solid #000001"/>
    </style:style>
    <style:style style:name="Table3.C22" style:family="table-cell">
      <style:table-cell-properties fo:padding="0.0729in" fo:border="0.75pt solid #000001"/>
    </style:style>
    <style:style style:name="Table3.D22" style:family="table-cell">
      <style:table-cell-properties fo:padding="0.0729in" fo:border="0.75pt solid #000001"/>
    </style:style>
    <style:style style:name="Table3.A23" style:family="table-cell">
      <style:table-cell-properties fo:padding="0.0729in" fo:border="0.75pt solid #000001"/>
    </style:style>
    <style:style style:name="Table3.B23" style:family="table-cell">
      <style:table-cell-properties fo:padding="0.0729in" fo:border="0.75pt solid #000001"/>
    </style:style>
    <style:style style:name="Table3.C23" style:family="table-cell">
      <style:table-cell-properties fo:padding="0.0729in" fo:border="0.75pt solid #000001"/>
    </style:style>
    <style:style style:name="Table3.D23" style:family="table-cell">
      <style:table-cell-properties fo:padding="0.0729in" fo:border="0.75pt solid #000001"/>
    </style:style>
    <style:style style:name="Table3.A24" style:family="table-cell">
      <style:table-cell-properties fo:padding="0.0729in" fo:border="0.75pt solid #000001"/>
    </style:style>
    <style:style style:name="Table3.B24" style:family="table-cell">
      <style:table-cell-properties fo:padding="0.0729in" fo:border="0.75pt solid #000001"/>
    </style:style>
    <style:style style:name="Table3.C24" style:family="table-cell">
      <style:table-cell-properties fo:padding="0.0729in" fo:border="0.75pt solid #000001"/>
    </style:style>
    <style:style style:name="Table3.D24" style:family="table-cell">
      <style:table-cell-properties fo:padding="0.0729in" fo:border="0.75pt solid #000001"/>
    </style:style>
    <style:style style:name="Table3.A25" style:family="table-cell">
      <style:table-cell-properties fo:padding="0.0729in" fo:border="0.75pt solid #000001"/>
    </style:style>
    <style:style style:name="Table3.B25" style:family="table-cell">
      <style:table-cell-properties fo:padding="0.0729in" fo:border="0.75pt solid #000001"/>
    </style:style>
    <style:style style:name="Table3.C25" style:family="table-cell">
      <style:table-cell-properties fo:padding="0.0729in" fo:border="0.75pt solid #000001"/>
    </style:style>
    <style:style style:name="Table3.D25" style:family="table-cell">
      <style:table-cell-properties fo:padding="0.0729in" fo:border="0.75pt solid #000001"/>
    </style:style>
    <style:style style:name="P1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Times New Roman" fo:font-size="1pt" style:font-name-asian="Times New Roman1" style:font-size-asian="1pt" style:font-name-complex="Times New Roman1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 style:list-style-name="WWNum10">
      <style:paragraph-properties fo:margin-top="0in" fo:margin-bottom="0in" style:contextual-spacing="false" fo:line-height="100%" style:vertical-align="baseline"/>
    </style:style>
    <style:style style:name="P5" style:family="paragraph" style:parent-style-name="Standard" style:list-style-name="WWNum1">
      <style:paragraph-properties fo:margin-top="0in" fo:margin-bottom="0in" style:contextual-spacing="false" fo:line-height="100%" style:vertical-align="baseline"/>
    </style:style>
    <style:style style:name="P6" style:family="paragraph" style:parent-style-name="Standard" style:list-style-name="WWNum2">
      <style:paragraph-properties fo:margin-top="0in" fo:margin-bottom="0in" style:contextual-spacing="false" fo:line-height="100%" style:vertical-align="baseline"/>
    </style:style>
    <style:style style:name="P7" style:family="paragraph" style:parent-style-name="Standard" style:list-style-name="WWNum3">
      <style:paragraph-properties fo:margin-top="0in" fo:margin-bottom="0in" style:contextual-spacing="false" fo:line-height="100%" style:vertical-align="baseline"/>
    </style:style>
    <style:style style:name="P8" style:family="paragraph" style:parent-style-name="Standard" style:list-style-name="WWNum4">
      <style:paragraph-properties fo:margin-top="0in" fo:margin-bottom="0in" style:contextual-spacing="false" fo:line-height="100%" style:vertical-align="baseline"/>
    </style:style>
    <style:style style:name="P9" style:family="paragraph" style:parent-style-name="Standard" style:list-style-name="WWNum5">
      <style:paragraph-properties fo:margin-top="0in" fo:margin-bottom="0in" style:contextual-spacing="false" fo:line-height="100%" style:vertical-align="baseline"/>
    </style:style>
    <style:style style:name="P10" style:family="paragraph" style:parent-style-name="Standard" style:list-style-name="WWNum6">
      <style:paragraph-properties fo:margin-top="0in" fo:margin-bottom="0in" style:contextual-spacing="false" fo:line-height="100%" style:vertical-align="baseline"/>
    </style:style>
    <style:style style:name="P11" style:family="paragraph" style:parent-style-name="Standard" style:list-style-name="WWNum7">
      <style:paragraph-properties fo:margin-top="0in" fo:margin-bottom="0in" style:contextual-spacing="false" fo:line-height="100%" style:vertical-align="baseline"/>
    </style:style>
    <style:style style:name="P12" style:family="paragraph" style:parent-style-name="Standard" style:list-style-name="WWNum7">
      <style:paragraph-properties fo:margin-top="0in" fo:margin-bottom="0in" style:contextual-spacing="false" fo:line-height="100%" style:vertical-align="baseline"/>
      <style:text-properties officeooo:paragraph-rsid="001ed18e"/>
    </style:style>
    <style:style style:name="P13" style:family="paragraph" style:parent-style-name="Standard" style:list-style-name="WWNum8">
      <style:paragraph-properties fo:margin-top="0in" fo:margin-bottom="0in" style:contextual-spacing="false" fo:line-height="100%" style:vertical-align="baseline"/>
    </style:style>
    <style:style style:name="P14" style:family="paragraph" style:parent-style-name="Standard">
      <style:paragraph-properties fo:margin-top="0in" fo:margin-bottom="0in" style:contextual-spacing="false" style:line-height-at-least="0in"/>
    </style:style>
    <style:style style:name="P15" style:family="paragraph" style:parent-style-name="Standard" style:list-style-name="WWNum9">
      <style:paragraph-properties fo:margin-top="0in" fo:margin-bottom="0in" style:contextual-spacing="false" style:line-height-at-least="0in" style:vertical-align="baseline"/>
    </style:style>
    <style:style style:name="P16" style:family="paragraph" style:parent-style-name="Standard" style:list-style-name="WWNum10">
      <style:paragraph-properties fo:margin-top="0in" fo:margin-bottom="0in" style:contextual-spacing="false" style:line-height-at-least="0in" style:vertical-align="baseline"/>
    </style:style>
    <style:style style:name="P17" style:family="paragraph" style:parent-style-name="Standard" style:list-style-name="WWNum11">
      <style:paragraph-properties fo:margin-top="0in" fo:margin-bottom="0in" style:contextual-spacing="false" style:line-height-at-least="0in" style:vertical-align="baseline"/>
    </style:style>
    <style:style style:name="P18" style:family="paragraph" style:parent-style-name="Standard" style:list-style-name="">
      <style:paragraph-properties fo:margin-top="0.139in" fo:margin-bottom="0in" style:contextual-spacing="false" fo:line-height="100%"/>
    </style:style>
    <style:style style:name="P19" style:family="paragraph" style:parent-style-name="No_20_Spacing">
      <style:paragraph-properties fo:margin-left="0.5in" fo:margin-right="0in" fo:text-indent="0in" style:auto-text-indent="false"/>
    </style:style>
    <style:style style:name="P20" style:family="paragraph" style:parent-style-name="No_20_Spacing">
      <style:paragraph-properties fo:margin-left="0.5in" fo:margin-right="0in" fo:text-indent="0in" style:auto-text-indent="false"/>
      <style:text-properties officeooo:rsid="001925d2" officeooo:paragraph-rsid="001925d2"/>
    </style:style>
    <style:style style:name="P21" style:family="paragraph" style:parent-style-name="No_20_Spacing">
      <style:paragraph-properties fo:margin-left="0.5in" fo:margin-right="0in" fo:text-indent="0in" style:auto-text-indent="false"/>
      <style:text-properties officeooo:rsid="0019ceaa" officeooo:paragraph-rsid="0019ceaa"/>
    </style:style>
    <style:style style:name="P22" style:family="paragraph" style:parent-style-name="No_20_Spacing">
      <style:paragraph-properties fo:margin-left="0.5in" fo:margin-right="0in" fo:text-indent="0in" style:auto-text-indent="false"/>
      <style:text-properties officeooo:rsid="001a309d" officeooo:paragraph-rsid="001a309d"/>
    </style:style>
    <style:style style:name="P23" style:family="paragraph" style:parent-style-name="No_20_Spacing">
      <style:paragraph-properties fo:margin-left="0.5in" fo:margin-right="0in" fo:text-indent="0in" style:auto-text-indent="false"/>
      <style:text-properties officeooo:rsid="001c0142" officeooo:paragraph-rsid="001c0142"/>
    </style:style>
    <style:style style:name="P24" style:family="paragraph" style:parent-style-name="No_20_Spacing">
      <style:paragraph-properties fo:margin-left="0.5in" fo:margin-right="0in" fo:text-indent="0in" style:auto-text-indent="false"/>
      <style:text-properties officeooo:rsid="001cedd5" officeooo:paragraph-rsid="001cedd5"/>
    </style:style>
    <style:style style:name="P25" style:family="paragraph" style:parent-style-name="No_20_Spacing">
      <style:paragraph-properties fo:margin-left="0.5in" fo:margin-right="0in" fo:text-indent="0in" style:auto-text-indent="false"/>
      <style:text-properties officeooo:rsid="001dba54" officeooo:paragraph-rsid="001dba54"/>
    </style:style>
    <style:style style:name="P26" style:family="paragraph" style:parent-style-name="No_20_Spacing">
      <style:paragraph-properties fo:margin-left="0.5in" fo:margin-right="0in" fo:text-indent="0in" style:auto-text-indent="false"/>
      <style:text-properties officeooo:rsid="001e4584" officeooo:paragraph-rsid="001e4584"/>
    </style:style>
    <style:style style:name="P27" style:family="paragraph" style:parent-style-name="No_20_Spacing">
      <style:paragraph-properties fo:margin-left="0.5in" fo:margin-right="0in" fo:text-indent="0in" style:auto-text-indent="false"/>
      <style:text-properties officeooo:rsid="001e55f9" officeooo:paragraph-rsid="001e55f9"/>
    </style:style>
    <style:style style:name="P28" style:family="paragraph" style:parent-style-name="No_20_Spacing">
      <style:paragraph-properties fo:margin-left="0.5in" fo:margin-right="0in" fo:text-indent="0in" style:auto-text-indent="false"/>
      <style:text-properties officeooo:rsid="001ec2a5" officeooo:paragraph-rsid="001ec2a5"/>
    </style:style>
    <style:style style:name="P29" style:family="paragraph" style:parent-style-name="No_20_Spacing">
      <style:paragraph-properties fo:margin-left="0.5in" fo:margin-right="0in" fo:margin-top="0in" fo:margin-bottom="0in" style:contextual-spacing="false" fo:line-height="100%" fo:text-indent="0in" style:auto-text-indent="false"/>
    </style:style>
    <style:style style:name="P30" style:family="paragraph" style:parent-style-name="No_20_Spacing">
      <style:paragraph-properties fo:margin-top="0in" fo:margin-bottom="0in" style:contextual-spacing="false" fo:line-height="100%"/>
    </style:style>
    <style:style style:name="P31" style:family="paragraph" style:parent-style-name="No_20_Spacing">
      <style:paragraph-properties fo:margin-left="1in" fo:margin-right="0in" fo:text-indent="0in" style:auto-text-indent="false"/>
    </style:style>
    <style:style style:name="P32" style:family="paragraph" style:parent-style-name="No_20_Spacing">
      <style:paragraph-properties fo:margin-left="1in" fo:margin-right="0in" fo:text-indent="0in" style:auto-text-indent="false"/>
      <style:text-properties officeooo:rsid="001e4584" officeooo:paragraph-rsid="001e4584"/>
    </style:style>
    <style:style style:name="P33" style:family="paragraph" style:parent-style-name="No_20_Spacing">
      <style:paragraph-properties fo:margin-left="1in" fo:margin-right="0in" fo:text-indent="0in" style:auto-text-indent="false"/>
      <style:text-properties officeooo:rsid="001e55f9" officeooo:paragraph-rsid="001e55f9"/>
    </style:style>
    <style:style style:name="P34" style:family="paragraph" style:parent-style-name="No_20_Spacing">
      <style:paragraph-properties fo:margin-left="1in" fo:margin-right="0in" fo:margin-top="0in" fo:margin-bottom="0in" style:contextual-spacing="false" fo:line-height="100%" fo:text-indent="0in" style:auto-text-indent="false"/>
    </style:style>
    <style:style style:name="P35" style:family="paragraph" style:parent-style-name="No_20_Spacing" style:master-page-name="Standard">
      <style:paragraph-properties style:page-number="auto"/>
    </style:style>
    <style:style style:name="P36" style:family="paragraph" style:parent-style-name="No_20_Spacing">
      <style:paragraph-properties fo:margin-left="0in" fo:margin-right="0in" fo:text-indent="0in" style:auto-text-indent="false"/>
      <style:text-properties officeooo:rsid="001cedd5" officeooo:paragraph-rsid="001cedd5"/>
    </style:style>
    <style:style style:name="T1" style:family="text">
      <style:text-properties fo:color="#000000" style:font-name="Trebuchet MS" fo:font-size="16pt" style:letter-kerning="true" style:font-name-asian="Times New Roman1" style:font-size-asian="16pt" style:font-name-complex="Times New Roman1" style:font-size-complex="16pt"/>
    </style:style>
    <style:style style:name="T2" style:family="text">
      <style:text-properties fo:color="#000000" style:font-name="Arial" fo:font-weight="bold" style:font-name-asian="Times New Roman1" style:font-weight-asian="bold" style:font-name-complex="Arial1" style:font-weight-complex="bold"/>
    </style:style>
    <style:style style:name="T3" style:family="text">
      <style:text-properties fo:color="#000000" style:font-name="Arial" style:font-name-asian="Times New Roman1" style:font-name-complex="Arial1"/>
    </style:style>
    <style:style style:name="T4" style:family="text">
      <style:text-properties fo:color="#000000" style:font-name="Arial" fo:font-style="italic" style:font-name-asian="Times New Roman1" style:font-style-asian="italic" style:font-name-complex="Arial1" style:font-style-complex="italic"/>
    </style:style>
    <style:style style:name="T5" style:family="text">
      <style:text-properties fo:color="#000000" style:font-name="Consolas" style:font-name-asian="Times New Roman1" style:font-name-complex="Times New Roman1"/>
    </style:style>
    <style:style style:name="T6" style:family="text">
      <style:text-properties fo:color="#000000" style:font-name="Consolas" officeooo:rsid="001ed18e" style:font-name-asian="Times New Roman1" style:font-name-complex="Times New Roman1"/>
    </style:style>
    <style:style style:name="T7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officeooo:rsid="001925d2"/>
    </style:style>
    <style:style style:name="T10" style:family="text">
      <style:text-properties officeooo:rsid="001fa1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To decide</text:p>
      <text:p text:style-name="P21">How to store locales</text:p>
      <text:p text:style-name="P22">Ajax</text:p>
      <text:p text:style-name="P19">KJ must pay?</text:p>
      <text:p text:style-name="P19">tags? <text:span text:style-name="T10">(GLBT-friendly, food available)</text:span></text:p>
      <text:p text:style-name="No_20_Spacing">To <text:span text:style-name="T9">do</text:span></text:p>
      <text:p text:style-name="P23">configure .env's</text:p>
      <text:p text:style-name="P19">Remember user’s settings? (cookie, etc.)</text:p>
      <text:p text:style-name="P19">API (Google maps?)</text:p>
      <text:p text:style-name="P19">Writable APIs/OAuth<text:bookmark text:name="_GoBack"/></text:p>
      <text:p text:style-name="P19">Ajax – hover</text:p>
      <text:p text:style-name="P19">set up Mailgun? Mailtrap?</text:p>
      <text:p text:style-name="P19">external API</text:p>
      <text:p text:style-name="P19">Google Maps API / Google Developer’s Console</text:p>
      <text:p text:style-name="P19">View composer/service provider</text:p>
      <text:p text:style-name="P19">cases where no records exist for a user</text:p>
      <text:p text:style-name="P19">Config::get(‘app.url’)</text:p>
      <text:p text:style-name="P20">valid HTML</text:p>
      <text:p text:style-name="P28">PHP docs</text:p>
      <text:p text:style-name="P36">live server</text:p>
      <text:p text:style-name="P24">chmod -R 777 storage/; chmod -R 777 bootstrap/cache</text:p>
      <text:p text:style-name="P24">php artisan key:generate<text:tab/><text:tab/>// sets APP_KEY in .env file</text:p>
      <text:p text:style-name="P25">create DB</text:p>
      <text:p text:style-name="P27">.env file</text:p>
      <text:p text:style-name="P33">DB name</text:p>
      <text:p text:style-name="P33">mail info</text:p>
      <text:p text:style-name="P20"/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Table</text:p>
          </table:table-cell>
          <table:table-cell table:style-name="Table1.A1" office:value-type="string">
            <text:p text:style-name="P30">Req functionality</text:p>
          </table:table-cell>
          <table:table-cell table:style-name="Table1.A1" office:value-type="string">
            <text:p text:style-name="P30">Page</text:p>
          </table:table-cell>
          <table:table-cell table:style-name="Table1.A1" office:value-type="string">
            <text:p text:style-name="P30">Route</text:p>
          </table:table-cell>
        </table:table-row>
        <table:table-row table:style-name="Table1.1">
          <table:table-cell table:style-name="Table1.A1" office:value-type="string">
            <text:p text:style-name="P30">users</text:p>
          </table:table-cell>
          <table:table-cell table:style-name="Table1.A1" office:value-type="string">
            <text:p text:style-name="P30">crea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read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search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upda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dele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roles</text:p>
          </table:table-cell>
          <table:table-cell table:style-name="Table1.A1" office:value-type="string">
            <text:p text:style-name="P30">create NA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read NA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search NA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update NA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delete NA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role_user</text:p>
          </table:table-cell>
          <table:table-cell table:style-name="Table1.A1" office:value-type="string">
            <text:p text:style-name="P30">crea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read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search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upda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dele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kj_ratings</text:p>
          </table:table-cell>
          <table:table-cell table:style-name="Table1.A1" office:value-type="string">
            <text:p text:style-name="P30">crea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read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search NA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upda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dele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events</text:p>
          </table:table-cell>
          <table:table-cell table:style-name="Table1.A1" office:value-type="string">
            <text:p text:style-name="P30">crea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read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search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upda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dele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ext:soft-page-break/>
        <table:table-row table:style-name="Table1.1">
          <table:table-cell table:style-name="Table1.A1" office:value-type="string">
            <text:p text:style-name="P30">event_posts</text:p>
          </table:table-cell>
          <table:table-cell table:style-name="Table1.A1" office:value-type="string">
            <text:p text:style-name="P30">crea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read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search NA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upda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dele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locales</text:p>
          </table:table-cell>
          <table:table-cell table:style-name="Table1.A1" office:value-type="string">
            <text:p text:style-name="P30">crea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read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search NA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update NA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delete NA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locale_ratings</text:p>
          </table:table-cell>
          <table:table-cell table:style-name="Table1.A1" office:value-type="string">
            <text:p text:style-name="P30">crea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read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search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upda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delete x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tool – find lyrics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tool – id song by humming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reg conf email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</table:table>
      <text:p text:style-name="No_20_Spacing"/>
      <text:p text:style-name="No_20_Spacing">Pages</text:p>
      <text:p text:style-name="No_20_Spacing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0">Page</text:p>
          </table:table-cell>
          <table:table-cell table:style-name="Table2.A1" office:value-type="string">
            <text:p text:style-name="P30">Route</text:p>
          </table:table-cell>
          <table:table-cell table:style-name="Table2.A1" office:value-type="string">
            <text:p text:style-name="P30">Content</text:p>
          </table:table-cell>
          <table:table-cell table:style-name="Table2.A1" office:value-type="string">
            <text:p text:style-name="P30">Redirect</text:p>
          </table:table-cell>
        </table:table-row>
        <table:table-row table:style-name="Table2.1">
          <table:table-cell table:style-name="Table2.A1" office:value-type="string">
            <text:p text:style-name="P30">General template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>app desc</text:p>
            <text:p text:style-name="P30">left column</text:p>
            <text:p text:style-name="P30"><text:s text:c="2"/>links to tools</text:p>
            <text:p text:style-name="P30"><text:s text:c="2"/>Edit my profile</text:p>
            <text:p text:style-name="P30"><text:s text:c="2"/>Create an event (KJs only)</text:p>
            <text:p text:style-name="P30">Content</text:p>
            <text:p text:style-name="P30">Error messages</text:p>
            <text:p text:style-name="P30">Flash messages</text:p>
            <text:p text:style-name="P30">Required links</text:p>
            <text:p text:style-name="P29">Login status (Welcome, xxx!)</text:p>
            <text:p text:style-name="P29">Login page (if not already logged in)</text:p>
            <text:p text:style-name="P29">Logout (if already logged in)</text:p>
            <text:p text:style-name="P29">Put edit my profile here?</text:p>
          </table:table-cell>
          <table:table-cell table:style-name="Table2.A1" office:value-type="string">
            <text:p text:style-name="P30">Tool links</text:p>
            <text:p text:style-name="P30"><text:s text:c="2"/>off site</text:p>
            <text:p text:style-name="P30">Register</text:p>
            <text:p text:style-name="P30"><text:s text:c="2"/>/register</text:p>
            <text:p text:style-name="P30">Login (unsucc)</text:p>
            <text:p text:style-name="P30"><text:s text:c="2"/>/login</text:p>
            <text:p text:style-name="P30">Logout</text:p>
            <text:p text:style-name="P30"><text:s text:c="2"/>/ w/ msg</text:p>
          </table:table-cell>
        </table:table-row>
        <table:table-row table:style-name="Table2.1">
          <table:table-cell table:style-name="Table2.A1" office:value-type="string">
            <text:p text:style-name="P30">index (non-registered)</text:p>
          </table:table-cell>
          <table:table-cell table:style-name="Table2.A1" office:value-type="string">
            <text:p text:style-name="P30">/</text:p>
          </table:table-cell>
          <table:table-cell table:style-name="Table2.A1" office:value-type="string">
            <text:p text:style-name="P30">Show overview of events in area (based on location as determined from IP address)</text:p>
            <text:p text:style-name="P30"><text:s text:c="2"/>include links to event, locale, KJ</text:p>
            <text:p text:style-name="P30">options to modify search</text:p>
          </table:table-cell>
          <table:table-cell table:style-name="Table2.A1" office:value-type="string">
            <text:p text:style-name="P30">Update search</text:p>
            <text:p text:style-name="P30"><text:s text:c="2"/>/</text:p>
            <text:p text:style-name="P30">Event detail</text:p>
            <text:p text:style-name="P30"><text:s text:c="2"/>/events/{id}</text:p>
            <text:p text:style-name="P30">KJ detail</text:p>
            <text:p text:style-name="P30"><text:s text:c="2"/>/users/{id}</text:p>
            <text:p text:style-name="P30">Locale detail</text:p>
            <text:p text:style-name="P30"><text:s text:c="2"/>/locales/{id}</text:p>
          </table:table-cell>
        </table:table-row>
        <table:table-row table:style-name="Table2.1">
          <table:table-cell table:style-name="Table2.A1" office:value-type="string">
            <text:p text:style-name="P30">index (singer)</text:p>
          </table:table-cell>
          <table:table-cell table:style-name="Table2.A1" office:value-type="string">
            <text:p text:style-name="P30">/</text:p>
          </table:table-cell>
          <table:table-cell table:style-name="Table2.A1" office:value-type="string">
            <text:p text:style-name="P30">Show overview of events in area (based on user’s location if available or location as determined from IP address)</text:p>
            <text:p text:style-name="P30"><text:s text:c="2"/>include links to event, locale, KJ</text:p>
            <text:p text:style-name="P30"><text:soft-page-break/>Options to modify search (save previous search?)</text:p>
            <text:p text:style-name="P30">Update search – AJAX?</text:p>
          </table:table-cell>
          <table:table-cell table:style-name="Table2.A1" office:value-type="string">
            <text:p text:style-name="P30">Update search</text:p>
            <text:p text:style-name="P30"><text:s text:c="2"/>/</text:p>
            <text:p text:style-name="P30">Event detail</text:p>
            <text:p text:style-name="P30"><text:s text:c="2"/>/events/{id}</text:p>
            <text:p text:style-name="P30"><text:soft-page-break/>KJ detail</text:p>
            <text:p text:style-name="P30"><text:s text:c="2"/>/users/{id}</text:p>
            <text:p text:style-name="P30">Locale detail</text:p>
            <text:p text:style-name="P30"><text:s text:c="2"/>/locales/{id}</text:p>
          </table:table-cell>
        </table:table-row>
        <table:table-row table:style-name="Table2.1">
          <table:table-cell table:style-name="Table2.A1" office:value-type="string">
            <text:p text:style-name="P30">index (KJ)</text:p>
          </table:table-cell>
          <table:table-cell table:style-name="Table2.A1" office:value-type="string">
            <text:p text:style-name="P30">/</text:p>
          </table:table-cell>
          <table:table-cell table:style-name="Table2.A1" office:value-type="string">
            <text:p text:style-name="P30">Show overview of KJ’s events (including buttons to update/delete each event)</text:p>
            <text:p text:style-name="P30"><text:s text:c="2"/>include links to event, locale, KJ</text:p>
            <text:p text:style-name="P29">pagination?</text:p>
            <text:p text:style-name="P29">overview</text:p>
            <text:p text:style-name="P34">link to KJ user profile</text:p>
            <text:p text:style-name="P30">Create event button</text:p>
          </table:table-cell>
          <table:table-cell table:style-name="Table2.A1" office:value-type="string">
            <text:p text:style-name="P30">Update search</text:p>
            <text:p text:style-name="P30"><text:s text:c="2"/>/</text:p>
            <text:p text:style-name="P30">Create event</text:p>
            <text:p text:style-name="P30"><text:s text:c="2"/>events/create</text:p>
            <text:p text:style-name="P30">Update event</text:p>
            <text:p text:style-name="P30"><text:s text:c="2"/>events/{id}/edit</text:p>
            <text:p text:style-name="P30">Delete event</text:p>
            <text:p text:style-name="P30"><text:s text:c="2"/>events/{id}/edit</text:p>
            <text:p text:style-name="P30">Event detail</text:p>
            <text:p text:style-name="P30"><text:s text:c="2"/>/events/{id}</text:p>
            <text:p text:style-name="P30">KJ detail</text:p>
            <text:p text:style-name="P30"><text:s text:c="2"/>/users/{id}</text:p>
            <text:p text:style-name="P30">Locale detail</text:p>
            <text:p text:style-name="P30"><text:s text:c="2"/>/locales/{id}</text:p>
          </table:table-cell>
        </table:table-row>
        <table:table-row table:style-name="Table2.1">
          <table:table-cell table:style-name="Table2.A1" office:value-type="string">
            <text:p text:style-name="P30">Register</text:p>
          </table:table-cell>
          <table:table-cell table:style-name="Table2.A1" office:value-type="string">
            <text:p text:style-name="P30">/register</text:p>
          </table:table-cell>
          <table:table-cell table:style-name="Table2.A1" office:value-type="string">
            <text:p text:style-name="P30">* logged-in users cannot access this page</text:p>
            <text:p text:style-name="P30">Description of registration process</text:p>
            <text:p text:style-name="P30">KJ/singer</text:p>
            <text:p text:style-name="P30"><text:s text:c="2"/>KJ must provide credit card</text:p>
            <text:p text:style-name="P30">upload photo</text:p>
            <text:p text:style-name="P30">send e-mail confirmation</text:p>
            <text:p text:style-name="P30">update role_user table</text:p>
          </table:table-cell>
          <table:table-cell table:style-name="Table2.A1" office:value-type="string">
            <text:p text:style-name="P30">Error</text:p>
            <text:p text:style-name="P30"><text:s text:c="2"/>/register</text:p>
            <text:p text:style-name="P30">Success</text:p>
            <text:p text:style-name="P30"><text:s text:c="2"/>/ (and logged in)</text:p>
            <text:p text:style-name="P30"/>
          </table:table-cell>
        </table:table-row>
        <table:table-row table:style-name="Table2.1">
          <table:table-cell table:style-name="Table2.A1" office:value-type="string">
            <text:p text:style-name="P30">Edit/delete user</text:p>
          </table:table-cell>
          <table:table-cell table:style-name="Table2.A1" office:value-type="string">
            <text:p text:style-name="P30">/users/{id}/edit</text:p>
          </table:table-cell>
          <table:table-cell table:style-name="Table2.A1" office:value-type="string">
            <text:p text:style-name="P30">Only corresponding user may access this page</text:p>
            <text:p text:style-name="P30">update role_user table?</text:p>
            <text:p text:style-name="P30">KJs – create event button?</text:p>
          </table:table-cell>
          <table:table-cell table:style-name="Table2.A1" office:value-type="string">
            <text:p text:style-name="P30">Delete</text:p>
            <text:p text:style-name="P30"><text:s text:c="2"/>delete conf page</text:p>
            <text:p text:style-name="P30">Delete conf</text:p>
            <text:p text:style-name="P30"><text:s text:c="2"/>/ (and logged out)</text:p>
            <text:p text:style-name="P30">Edit (success or unsuc)</text:p>
            <text:p text:style-name="P30"><text:s text:c="2"/>/users/{id}/edit</text:p>
          </table:table-cell>
        </table:table-row>
        <table:table-row table:style-name="Table2.1"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/>
          </table:table-cell>
        </table:table-row>
        <table:table-row table:style-name="Table2.1">
          <table:table-cell table:style-name="Table2.A1" office:value-type="string">
            <text:p text:style-name="P30">KJ detail pages</text:p>
          </table:table-cell>
          <table:table-cell table:style-name="Table2.A1" office:value-type="string">
            <text:p text:style-name="P30">/users/{id}</text:p>
          </table:table-cell>
          <table:table-cell table:style-name="Table2.A1" office:value-type="string">
            <text:p text:style-name="P30">All</text:p>
            <text:p text:style-name="P30"><text:s text:c="2"/>KJ ratings (average + all ratings chronologically)</text:p>
            <text:p text:style-name="P30">KJ</text:p>
            <text:p text:style-name="P30"><text:s text:c="2"/>button to edit/</text:p>
            <text:p text:style-name="P30">Singer</text:p>
            <text:p text:style-name="P30"><text:s text:c="2"/>button to rate – dropdown text box?</text:p>
            <text:p text:style-name="P30"><text:s text:c="2"/>previous rating if any – edit/delete</text:p>
            <text:p text:style-name="P30"><text:s text:c="2"/>singer’s rating shown first, followed by other ratings in chronological order</text:p>
          </table:table-cell>
          <table:table-cell table:style-name="Table2.A1" office:value-type="string">
            <text:p text:style-name="P30">edit</text:p>
            <text:p text:style-name="P30"><text:s text:c="2"/>/users/{id}/edit</text:p>
            <text:p text:style-name="P30">rating – create/edit</text:p>
            <text:p text:style-name="P30"><text:s text:c="2"/>/users/{id} (same)</text:p>
            <text:p text:style-name="P30">rating – delete</text:p>
            <text:p text:style-name="P30"><text:s text:c="2"/>delete conf</text:p>
            <text:p text:style-name="P30">delete conf</text:p>
            <text:p text:style-name="P30"><text:s text:c="2"/>/users/{id} (same)</text:p>
          </table:table-cell>
        </table:table-row>
        <table:table-row table:style-name="Table2.1">
          <table:table-cell table:style-name="Table2.A1" office:value-type="string">
            <text:p text:style-name="P30">User search?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>Parms</text:p>
            <text:p text:style-name="P30"><text:s text:c="2"/>location</text:p>
            <text:p text:style-name="P30"><text:s text:c="2"/>KJ/singer</text:p>
            <text:p text:style-name="P30"><text:s text:c="2"/>user ID</text:p>
          </table:table-cell>
          <table:table-cell table:style-name="Table2.A1" office:value-type="string">
            <text:p text:style-name="P30"/>
          </table:table-cell>
        </table:table-row>
        <table:table-row table:style-name="Table2.1">
          <table:table-cell table:style-name="Table2.A1" office:value-type="string">
            <text:p text:style-name="P30">Rate KJ page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>(functionality on KJ detail page)</text:p>
          </table:table-cell>
          <table:table-cell table:style-name="Table2.A1" office:value-type="string">
            <text:p text:style-name="P30"/>
          </table:table-cell>
        </table:table-row>
        <table:table-row table:style-name="Table2.1">
          <table:table-cell table:style-name="Table2.A1" office:value-type="string">
            <text:p text:style-name="P30">Event search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>(functionality on index page)</text:p>
          </table:table-cell>
          <table:table-cell table:style-name="Table2.A1" office:value-type="string">
            <text:p text:style-name="P30"/>
          </table:table-cell>
        </table:table-row>
        <table:table-row table:style-name="Table2.1">
          <table:table-cell table:style-name="Table2.A1" office:value-type="string">
            <text:p text:style-name="P30">Event detail</text:p>
          </table:table-cell>
          <table:table-cell table:style-name="Table2.A1" office:value-type="string">
            <text:p text:style-name="P30">/events/{id}</text:p>
          </table:table-cell>
          <table:table-cell table:style-name="Table2.A1" office:value-type="string">
            <text:p text:style-name="P30">Event details (locale, time, etc.)</text:p>
            <text:p text:style-name="P30">Posts (accessible only to registered users?)</text:p>
            <text:p text:style-name="P30"><text:s text:c="2"/>Sorted by time created desc</text:p>
            <text:p text:style-name="P30"><text:soft-page-break/>Registered users (KJs, singers)</text:p>
            <text:p text:style-name="P30"><text:s text:c="2"/>Add post (unlimited) – functionality directly on pg</text:p>
            <text:p text:style-name="P30"><text:s text:c="2"/>Edit/delete post?</text:p>
          </table:table-cell>
          <table:table-cell table:style-name="Table2.A1" office:value-type="string">
            <text:p text:style-name="P30">Add post</text:p>
            <text:p text:style-name="P30"><text:s text:c="2"/>/events/{id} (same)</text:p>
          </table:table-cell>
        </table:table-row>
        <table:table-row table:style-name="Table2.1">
          <table:table-cell table:style-name="Table2.A1" office:value-type="string">
            <text:p text:style-name="P30">locale create</text:p>
          </table:table-cell>
          <table:table-cell table:style-name="Table2.A1" office:value-type="string">
            <text:p text:style-name="P30">/locales/create</text:p>
          </table:table-cell>
          <table:table-cell table:style-name="Table2.A1" office:value-type="string">
            <text:p text:style-name="P30">Automatically? if necessary when KJ creates event</text:p>
          </table:table-cell>
          <table:table-cell table:style-name="Table2.A1" office:value-type="string">
            <text:p text:style-name="P30"/>
          </table:table-cell>
        </table:table-row>
        <table:table-row table:style-name="Table2.1">
          <table:table-cell table:style-name="Table2.A1" office:value-type="string">
            <text:p text:style-name="P30">locale search?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/>
          </table:table-cell>
        </table:table-row>
        <table:table-row table:style-name="Table2.1">
          <table:table-cell table:style-name="Table2.A1" office:value-type="string">
            <text:p text:style-name="P30">locale detail</text:p>
          </table:table-cell>
          <table:table-cell table:style-name="Table2.A1" office:value-type="string">
            <text:p text:style-name="P30">/locales/{id}</text:p>
          </table:table-cell>
          <table:table-cell table:style-name="Table2.A1" office:value-type="string">
            <text:p text:style-name="P30">Locale details</text:p>
            <text:p text:style-name="P30">Ratings (accessible only to registered users?)</text:p>
            <text:p text:style-name="P30"><text:s text:c="2"/>User’s rating, then sorted by time created desc</text:p>
            <text:p text:style-name="P30">Registered user</text:p>
            <text:p text:style-name="P30"><text:s text:c="2"/>Create rating – functionality directly on pg</text:p>
            <text:p text:style-name="P30"><text:s text:c="2"/>Edit/delete rating</text:p>
          </table:table-cell>
          <table:table-cell table:style-name="Table2.A1" office:value-type="string">
            <text:p text:style-name="P30">Create rating</text:p>
            <text:p text:style-name="P30"><text:s text:c="2"/>/locales/{id} (same)</text:p>
          </table:table-cell>
        </table:table-row>
      </table:table>
      <text:p text:style-name="No_20_Spacing">Register/create user</text:p>
      <text:p text:style-name="P19">KJ payment?</text:p>
      <text:p text:style-name="No_20_Spacing">User search?</text:p>
      <text:p text:style-name="P19">By name</text:p>
      <text:p text:style-name="P19">Filter by KJ/singer/both</text:p>
      <text:p text:style-name="P19">Search results shown below search parm specs</text:p>
      <text:p text:style-name="No_20_Spacing">Single user display</text:p>
      <text:p text:style-name="No_20_Spacing"/>
      <text:p text:style-name="No_20_Spacing">Images</text:p>
      <text:p text:style-name="P19">KJ/locale ratings</text:p>
      <text:p text:style-name="P19">Tags</text:p>
      <text:p text:style-name="P26">KJ/user/event/locale profiles</text:p>
      <text:p text:style-name="No_20_Spacing"/>
      <text:p text:style-name="No_20_Spacing">blade</text:p>
      <text:p text:style-name="P19">master</text:p>
      <text:p text:style-name="P19">event overview</text:p>
      <text:p text:style-name="P19">event detail</text:p>
      <text:p text:style-name="No_20_Spacing">Validation</text:p>
      <text:p text:style-name="P19">users</text:p>
      <text:p text:style-name="P31">update/delete – only given user may update/delete profile</text:p>
      <text:p text:style-name="P19">events</text:p>
      <text:p text:style-name="P31">update – make sure KJ owns event</text:p>
      <text:p text:style-name="P19">KJ ratings</text:p>
      <text:p text:style-name="P31">KJs/non-users cannot rate</text:p>
      <text:p text:style-name="P32">rating 1 to 5</text:p>
      <text:p text:style-name="P19">Posts</text:p>
      <text:p text:style-name="P31">update/delete – only corresponding user may update/delete post</text:p>
      <text:p text:style-name="P19">Locale ratings</text:p>
      <text:p text:style-name="P31">update/delete – only corresponding user may update/delete rating</text:p>
      <text:p text:style-name="P32">rating 1 to 5</text:p>
      <text:p text:style-name="P19"/>
      <text:p text:style-name="P1"/>
      <text:h text:style-name="P18" text:outline-level="1"><text:span text:style-name="T1">Route Plan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4"><text:span text:style-name="T2">Purpose</text:span></text:p>
          </table:table-cell>
          <table:table-cell table:style-name="Table3.A1" office:value-type="string">
            <text:p text:style-name="P14"><text:span text:style-name="T2">Method</text:span></text:p>
          </table:table-cell>
          <table:table-cell table:style-name="Table3.A1" office:value-type="string">
            <text:p text:style-name="P14"><text:span text:style-name="T2">URI</text:span></text:p>
          </table:table-cell>
          <table:table-cell table:style-name="Table3.A1" office:value-type="string">
            <text:p text:style-name="P14"><text:span text:style-name="T2">Redirect and other actions (if appl.)</text:span></text:p>
          </table:table-cell>
        </table:table-row>
        <table:table-row table:style-name="Table3.1">
          <table:table-cell table:style-name="Table3.A2" office:value-type="string">
            <text:p text:style-name="P14"><text:span text:style-name="T3">Homepage/login</text:span></text:p>
          </table:table-cell>
          <table:table-cell table:style-name="Table3.B2" office:value-type="string">
            <text:p text:style-name="P14"><text:span text:style-name="T3">GET</text:span></text:p>
          </table:table-cell>
          <table:table-cell table:style-name="Table3.C2" office:value-type="string">
            <text:p text:style-name="P14"><text:span text:style-name="T3">/</text:span></text:p>
          </table:table-cell>
          <table:table-cell table:style-name="Table3.D2" office:value-type="string">
            <text:p text:style-name="P2"/>
          </table:table-cell>
        </table:table-row>
        <table:table-row table:style-name="Table3.1">
          <table:table-cell table:style-name="Table3.A3" office:value-type="string">
            <text:p text:style-name="P14"><text:span text:style-name="T3">Login</text:span></text:p>
          </table:table-cell>
          <table:table-cell table:style-name="Table3.B3" office:value-type="string">
            <text:p text:style-name="P14"><text:span text:style-name="T3">GET</text:span></text:p>
          </table:table-cell>
          <table:table-cell table:style-name="Table3.C3" office:value-type="string">
            <text:p text:style-name="P14"><text:span text:style-name="T3">/login</text:span></text:p>
          </table:table-cell>
          <table:table-cell table:style-name="Table3.D3" office:value-type="string">
            <text:p text:style-name="P2"/>
          </table:table-cell>
        </table:table-row>
        <text:soft-page-break/>
        <table:table-row table:style-name="Table3.1">
          <table:table-cell table:style-name="Table3.A4" office:value-type="string">
            <text:p text:style-name="P14"><text:span text:style-name="T3">Login processing/results</text:span></text:p>
          </table:table-cell>
          <table:table-cell table:style-name="Table3.B4" office:value-type="string">
            <text:p text:style-name="P14"><text:span text:style-name="T3">POST</text:span></text:p>
          </table:table-cell>
          <table:table-cell table:style-name="Table3.C4" office:value-type="string">
            <text:p text:style-name="P14"><text:span text:style-name="T3">/login</text:span></text:p>
          </table:table-cell>
          <table:table-cell table:style-name="Table3.D4" office:value-type="string">
            <text:p text:style-name="P14"><text:span text:style-name="T3">Redirect to /users/{id} on successful login</text:span></text:p>
          </table:table-cell>
        </table:table-row>
        <table:table-row table:style-name="Table3.5">
          <table:table-cell table:style-name="Table3.A5" table:number-columns-spanned="4" office:value-type="string">
            <text:p text:style-name="P3"><text:span text:style-name="T2">User functionality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14"><text:span text:style-name="T3">Register as a user</text:span></text:p>
          </table:table-cell>
          <table:table-cell table:style-name="Table3.B6" office:value-type="string">
            <text:p text:style-name="P14"><text:span text:style-name="T3">GET</text:span></text:p>
          </table:table-cell>
          <table:table-cell table:style-name="Table3.C6" office:value-type="string">
            <text:p text:style-name="P14"><text:span text:style-name="T3">/users/create</text:span></text:p>
          </table:table-cell>
          <table:table-cell table:style-name="Table3.D6" office:value-type="string">
            <text:p text:style-name="P2"/>
          </table:table-cell>
        </table:table-row>
        <table:table-row table:style-name="Table3.1">
          <table:table-cell table:style-name="Table3.A7" office:value-type="string">
            <text:p text:style-name="P14"><text:span text:style-name="T3">User registration processing/results</text:span></text:p>
          </table:table-cell>
          <table:table-cell table:style-name="Table3.B7" office:value-type="string">
            <text:p text:style-name="P14"><text:span text:style-name="T3">POST</text:span></text:p>
          </table:table-cell>
          <table:table-cell table:style-name="Table3.C7" office:value-type="string">
            <text:p text:style-name="P14"><text:span text:style-name="T3">/users/create</text:span></text:p>
          </table:table-cell>
          <table:table-cell table:style-name="Table3.D7" office:value-type="string">
            <text:p text:style-name="P14"><text:span text:style-name="T3">Redirect to /users/{id} on successful login</text:span></text:p>
          </table:table-cell>
        </table:table-row>
        <table:table-row table:style-name="Table3.1">
          <table:table-cell table:style-name="Table3.A8" office:value-type="string">
            <text:p text:style-name="P14"><text:span text:style-name="T3">View/search for users</text:span></text:p>
          </table:table-cell>
          <table:table-cell table:style-name="Table3.B8" office:value-type="string">
            <text:p text:style-name="P14"><text:span text:style-name="T3">GET</text:span></text:p>
          </table:table-cell>
          <table:table-cell table:style-name="Table3.C8" office:value-type="string">
            <text:p text:style-name="P14"><text:span text:style-name="T3">/users</text:span></text:p>
          </table:table-cell>
          <table:table-cell table:style-name="Table3.D8" office:value-type="string">
            <text:p text:style-name="P2"/>
          </table:table-cell>
        </table:table-row>
        <table:table-row table:style-name="Table3.1">
          <table:table-cell table:style-name="Table3.A9" office:value-type="string">
            <text:p text:style-name="P3"><text:span text:style-name="T3">User search results</text:span></text:p>
            <text:list xml:id="list8297209738106782170" text:style-name="WWNum9">
              <text:list-item>
                <text:p text:style-name="P15"><text:span text:style-name="T3">Link to each user’s profile</text:span></text:p>
              </text:list-item>
            </text:list>
          </table:table-cell>
          <table:table-cell table:style-name="Table3.B9" office:value-type="string">
            <text:p text:style-name="P14"><text:span text:style-name="T3">POST</text:span></text:p>
          </table:table-cell>
          <table:table-cell table:style-name="Table3.C9" office:value-type="string">
            <text:p text:style-name="P14"><text:span text:style-name="T3">/users?</text:span><text:span text:style-name="T4">search parameters</text:span></text:p>
          </table:table-cell>
          <table:table-cell table:style-name="Table3.D9" office:value-type="string">
            <text:p text:style-name="P2"/>
          </table:table-cell>
        </table:table-row>
        <table:table-row table:style-name="Table3.1">
          <table:table-cell table:style-name="Table3.A10" office:value-type="string">
            <text:p text:style-name="P3"><text:span text:style-name="T3">View a user’s profile</text:span></text:p>
            <text:list xml:id="list1389987459344025938" text:style-name="WWNum10">
              <text:list-item>
                <text:p text:style-name="P4"><text:span text:style-name="T3">Button for corresponding user to edit profile</text:span></text:p>
              </text:list-item>
              <text:list-item>
                <text:p text:style-name="P4"><text:span text:style-name="T3">Button to leave a rating/comment if this user is a KJ</text:span></text:p>
              </text:list-item>
              <text:list-item>
                <text:p text:style-name="P4"><text:span text:style-name="T3">List of corresponding ratings if this user is a KJ</text:span></text:p>
              </text:list-item>
              <text:list-item>
                <text:p text:style-name="P4"><text:span text:style-name="T3">Button to create an event if corresponding user is a KJ</text:span></text:p>
              </text:list-item>
              <text:list-item>
                <text:p text:style-name="P4"><text:span text:style-name="T3">List of corresponding events if corresponding user is a KJ</text:span></text:p>
              </text:list-item>
              <text:list-item>
                <text:p text:style-name="P16"><text:span text:style-name="T3">Lists of corresponding comments/ratings created by corresponding user</text:span></text:p>
              </text:list-item>
            </text:list>
          </table:table-cell>
          <table:table-cell table:style-name="Table3.B10" office:value-type="string">
            <text:p text:style-name="P14"><text:span text:style-name="T3">GET</text:span></text:p>
          </table:table-cell>
          <table:table-cell table:style-name="Table3.C10" office:value-type="string">
            <text:p text:style-name="P14"><text:span text:style-name="T3">/users/{id}</text:span></text:p>
          </table:table-cell>
          <table:table-cell table:style-name="Table3.D10" office:value-type="string">
            <text:p text:style-name="P2"/>
          </table:table-cell>
        </table:table-row>
        <table:table-row table:style-name="Table3.1">
          <table:table-cell table:style-name="Table3.A11" office:value-type="string">
            <text:p text:style-name="P14"><text:span text:style-name="T3">Edit/delete a user profile (includes button to leave a comment if user is a KJ)</text:span></text:p>
          </table:table-cell>
          <table:table-cell table:style-name="Table3.B11" office:value-type="string">
            <text:p text:style-name="P14"><text:span text:style-name="T3">GET</text:span></text:p>
          </table:table-cell>
          <table:table-cell table:style-name="Table3.C11" office:value-type="string">
            <text:p text:style-name="P14"><text:span text:style-name="T3">/users/{id}/edit</text:span></text:p>
          </table:table-cell>
          <table:table-cell table:style-name="Table3.D11" office:value-type="string">
            <text:p text:style-name="P2"/>
          </table:table-cell>
        </table:table-row>
        <table:table-row table:style-name="Table3.1">
          <table:table-cell table:style-name="Table3.A12" office:value-type="string">
            <text:p text:style-name="P14"><text:span text:style-name="T3">Edit user processing/results</text:span></text:p>
          </table:table-cell>
          <table:table-cell table:style-name="Table3.B12" office:value-type="string">
            <text:p text:style-name="P14"><text:span text:style-name="T3">POST</text:span></text:p>
          </table:table-cell>
          <table:table-cell table:style-name="Table3.C12" office:value-type="string">
            <text:p text:style-name="P14"><text:span text:style-name="T3">/users/{id}</text:span></text:p>
          </table:table-cell>
          <table:table-cell table:style-name="Table3.D12" office:value-type="string">
            <text:p text:style-name="P2"/>
          </table:table-cell>
        </table:table-row>
        <table:table-row table:style-name="Table3.5">
          <table:table-cell table:style-name="Table3.A13" table:number-columns-spanned="4" office:value-type="string">
            <text:p text:style-name="P3"><text:span text:style-name="T2">Rating/comment functionality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4" office:value-type="string">
            <text:p text:style-name="P3"><text:span text:style-name="T3">Create a rating/comment for a (KJ) user</text:span></text:p>
            <text:list xml:id="list5407385083730362816" text:style-name="WWNum11">
              <text:list-item>
                <text:p text:style-name="P17"><text:span text:style-name="T3">Only one KJ rating possible per user</text:span></text:p>
              </text:list-item>
            </text:list>
          </table:table-cell>
          <table:table-cell table:style-name="Table3.B14" office:value-type="string">
            <text:p text:style-name="P14"><text:span text:style-name="T3">GET</text:span></text:p>
          </table:table-cell>
          <table:table-cell table:style-name="Table3.C14" office:value-type="string">
            <text:p text:style-name="P14"><text:span text:style-name="T3">/ratings/create</text:span></text:p>
          </table:table-cell>
          <table:table-cell table:style-name="Table3.D14" office:value-type="string">
            <text:p text:style-name="P2"/>
          </table:table-cell>
        </table:table-row>
        <table:table-row table:style-name="Table3.1">
          <table:table-cell table:style-name="Table3.A15" office:value-type="string">
            <text:p text:style-name="P14"><text:span text:style-name="T3">Create rating processing/results</text:span></text:p>
          </table:table-cell>
          <table:table-cell table:style-name="Table3.B15" office:value-type="string">
            <text:p text:style-name="P14"><text:span text:style-name="T3">POST</text:span></text:p>
          </table:table-cell>
          <table:table-cell table:style-name="Table3.C15" office:value-type="string">
            <text:p text:style-name="P14"><text:span text:style-name="T3">/ratings/create</text:span></text:p>
          </table:table-cell>
          <table:table-cell table:style-name="Table3.D15" office:value-type="string">
            <text:p text:style-name="P2"/>
          </table:table-cell>
        </table:table-row>
        <table:table-row table:style-name="Table3.1">
          <table:table-cell table:style-name="Table3.A16" office:value-type="string">
            <text:p text:style-name="P14"><text:span text:style-name="T3">Edit/delete a rating for a (KJ) user</text:span></text:p>
          </table:table-cell>
          <table:table-cell table:style-name="Table3.B16" office:value-type="string">
            <text:p text:style-name="P14"><text:span text:style-name="T3">GET</text:span></text:p>
          </table:table-cell>
          <table:table-cell table:style-name="Table3.C16" office:value-type="string">
            <text:p text:style-name="P14"><text:span text:style-name="T3">/ratings/{id}</text:span></text:p>
          </table:table-cell>
          <table:table-cell table:style-name="Table3.D16" office:value-type="string">
            <text:p text:style-name="P2"/>
          </table:table-cell>
        </table:table-row>
        <table:table-row table:style-name="Table3.1">
          <table:table-cell table:style-name="Table3.A17" office:value-type="string">
            <text:p text:style-name="P14"><text:span text:style-name="T3">Edit/delete rating processing</text:span></text:p>
          </table:table-cell>
          <table:table-cell table:style-name="Table3.B17" office:value-type="string">
            <text:p text:style-name="P14"><text:span text:style-name="T3">POST</text:span></text:p>
          </table:table-cell>
          <table:table-cell table:style-name="Table3.C17" office:value-type="string">
            <text:p text:style-name="P14"><text:span text:style-name="T3">/ratings/{id}</text:span></text:p>
          </table:table-cell>
          <table:table-cell table:style-name="Table3.D17" office:value-type="string">
            <text:p text:style-name="P2"/>
          </table:table-cell>
        </table:table-row>
        <table:table-row table:style-name="Table3.5">
          <table:table-cell table:style-name="Table3.A18" table:number-columns-spanned="4" office:value-type="string">
            <text:p text:style-name="P3"><text:span text:style-name="T2">Event functionality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9" office:value-type="string">
            <text:p text:style-name="P14"><text:span text:style-name="T3">Search for karaoke events</text:span></text:p>
          </table:table-cell>
          <table:table-cell table:style-name="Table3.B19" office:value-type="string">
            <text:p text:style-name="P14"><text:span text:style-name="T3">GET</text:span></text:p>
          </table:table-cell>
          <table:table-cell table:style-name="Table3.C19" office:value-type="string">
            <text:p text:style-name="P14"><text:span text:style-name="T3">/events</text:span></text:p>
          </table:table-cell>
          <table:table-cell table:style-name="Table3.D19" office:value-type="string">
            <text:p text:style-name="P2"/>
          </table:table-cell>
        </table:table-row>
        <table:table-row table:style-name="Table3.1">
          <table:table-cell table:style-name="Table3.A20" office:value-type="string">
            <text:p text:style-name="P14"><text:span text:style-name="T3">Karaoke event search results</text:span></text:p>
          </table:table-cell>
          <table:table-cell table:style-name="Table3.B20" office:value-type="string">
            <text:p text:style-name="P14"><text:span text:style-name="T3">POST</text:span></text:p>
          </table:table-cell>
          <table:table-cell table:style-name="Table3.C20" office:value-type="string">
            <text:p text:style-name="P14"><text:span text:style-name="T3">/events?</text:span><text:span text:style-name="T4">search parameters</text:span></text:p>
          </table:table-cell>
          <table:table-cell table:style-name="Table3.D20" office:value-type="string">
            <text:p text:style-name="P2"/>
          </table:table-cell>
        </table:table-row>
        <table:table-row table:style-name="Table3.1">
          <table:table-cell table:style-name="Table3.A21" office:value-type="string">
            <text:p text:style-name="P14"><text:span text:style-name="T3">Profile page for specific event (includes button to edit event for corresponding KJ)</text:span></text:p>
          </table:table-cell>
          <table:table-cell table:style-name="Table3.B21" office:value-type="string">
            <text:p text:style-name="P14"><text:span text:style-name="T3">GET</text:span></text:p>
          </table:table-cell>
          <table:table-cell table:style-name="Table3.C21" office:value-type="string">
            <text:p text:style-name="P14"><text:span text:style-name="T3">/events/{id}</text:span></text:p>
          </table:table-cell>
          <table:table-cell table:style-name="Table3.D21" office:value-type="string">
            <text:p text:style-name="P2"/>
          </table:table-cell>
        </table:table-row>
        <table:table-row table:style-name="Table3.1">
          <table:table-cell table:style-name="Table3.A22" office:value-type="string">
            <text:p text:style-name="P14"><text:span text:style-name="T3">Create a karaoke event (KJs only)</text:span></text:p>
          </table:table-cell>
          <table:table-cell table:style-name="Table3.B22" office:value-type="string">
            <text:p text:style-name="P14"><text:span text:style-name="T3">GET</text:span></text:p>
          </table:table-cell>
          <table:table-cell table:style-name="Table3.C22" office:value-type="string">
            <text:p text:style-name="P14"><text:span text:style-name="T3">/events/create</text:span></text:p>
          </table:table-cell>
          <table:table-cell table:style-name="Table3.D22" office:value-type="string">
            <text:p text:style-name="P2"/>
          </table:table-cell>
        </table:table-row>
        <table:table-row table:style-name="Table3.1">
          <table:table-cell table:style-name="Table3.A23" office:value-type="string">
            <text:p text:style-name="P14"><text:span text:style-name="T3">Create event processing/results</text:span></text:p>
          </table:table-cell>
          <table:table-cell table:style-name="Table3.B23" office:value-type="string">
            <text:p text:style-name="P14"><text:span text:style-name="T3">POST</text:span></text:p>
          </table:table-cell>
          <table:table-cell table:style-name="Table3.C23" office:value-type="string">
            <text:p text:style-name="P14"><text:span text:style-name="T3">/events/create</text:span></text:p>
          </table:table-cell>
          <table:table-cell table:style-name="Table3.D23" office:value-type="string">
            <text:p text:style-name="P2"/>
          </table:table-cell>
        </table:table-row>
        <table:table-row table:style-name="Table3.1">
          <table:table-cell table:style-name="Table3.A24" office:value-type="string">
            <text:p text:style-name="P14"><text:span text:style-name="T3">Edit/delete a karaoke event (corresponding KJ only)</text:span></text:p>
          </table:table-cell>
          <table:table-cell table:style-name="Table3.B24" office:value-type="string">
            <text:p text:style-name="P14"><text:span text:style-name="T3">GET</text:span></text:p>
          </table:table-cell>
          <table:table-cell table:style-name="Table3.C24" office:value-type="string">
            <text:p text:style-name="P14"><text:span text:style-name="T3">/events/{id}/edit</text:span></text:p>
          </table:table-cell>
          <table:table-cell table:style-name="Table3.D24" office:value-type="string">
            <text:p text:style-name="P2"/>
          </table:table-cell>
        </table:table-row>
        <table:table-row table:style-name="Table3.1">
          <table:table-cell table:style-name="Table3.A25" office:value-type="string">
            <text:p text:style-name="P14"><text:span text:style-name="T3">Edit event processing/results</text:span></text:p>
          </table:table-cell>
          <table:table-cell table:style-name="Table3.B25" office:value-type="string">
            <text:p text:style-name="P14"><text:span text:style-name="T3">POST</text:span></text:p>
          </table:table-cell>
          <table:table-cell table:style-name="Table3.C25" office:value-type="string">
            <text:p text:style-name="P14"><text:span text:style-name="T3">/events/{id}</text:span></text:p>
          </table:table-cell>
          <table:table-cell table:style-name="Table3.D25" office:value-type="string">
            <text:p text:style-name="P2"/>
          </table:table-cell>
        </table:table-row>
      </table:table>
      <text:p text:style-name="No_20_Spacing"/>
      <text:p text:style-name="No_20_Spacing"/>
      <text:p text:style-name="No_20_Spacing"/>
      <text:p text:style-name="P3"><text:span text:style-name="T5">Table name: users</text:span></text:p>
      <text:p text:style-name="P3"><text:span text:style-name="T5">Description: KJTracker users (both KJs and singers, a user can be both)</text:span></text:p>
      <text:p text:style-name="P3"><text:span text:style-name="T5">Fields:</text:span></text:p>
      <text:list xml:id="list7962191766119893454" text:style-name="WWNum1">
        <text:list-item>
          <text:p text:style-name="P5"><text:soft-page-break/><text:span text:style-name="T5">(int, primary key, auto_increment) id</text:span></text:p>
        </text:list-item>
        <text:list-item>
          <text:p text:style-name="P5"><text:span text:style-name="T5">(timestamp) created_at</text:span></text:p>
        </text:list-item>
        <text:list-item>
          <text:p text:style-name="P5"><text:span text:style-name="T5">(timestamp) updated_at</text:span></text:p>
        </text:list-item>
        <text:list-item>
          <text:p text:style-name="P5"><text:span text:style-name="T5">(text) user_id (may just make user_id same as email address)</text:span></text:p>
        </text:list-item>
        <text:list-item>
          <text:p text:style-name="P5"><text:span text:style-name="T5">(text) email</text:span></text:p>
        </text:list-item>
        <text:list-item>
          <text:p text:style-name="P5"><text:span text:style-name="T5">(text) street_addr1</text:span></text:p>
        </text:list-item>
        <text:list-item>
          <text:p text:style-name="P5"><text:span text:style-name="T5">(text) street_addr2</text:span></text:p>
        </text:list-item>
        <text:list-item>
          <text:p text:style-name="P5"><text:span text:style-name="T5">(text) city</text:span></text:p>
        </text:list-item>
        <text:list-item>
          <text:p text:style-name="P5"><text:span text:style-name="T5">(text) state</text:span></text:p>
        </text:list-item>
        <text:list-item>
          <text:p text:style-name="P5"><text:span text:style-name="T5">(text) zip</text:span></text:p>
        </text:list-item>
        <text:list-item>
          <text:p text:style-name="P5"><text:span text:style-name="T5">(text) image (optional link to image for event)</text:span></text:p>
        </text:list-item>
      </text:list>
      <text:p text:style-name="P1"/>
      <text:p text:style-name="P3"><text:span text:style-name="T5">Table name: roles (admin, KJ, singer)</text:span></text:p>
      <text:p text:style-name="P3"><text:span text:style-name="T5">Description: KJTracker roles</text:span></text:p>
      <text:p text:style-name="P3"><text:span text:style-name="T5">Fields:</text:span></text:p>
      <text:list xml:id="list1964746860915903499" text:style-name="WWNum2">
        <text:list-item>
          <text:p text:style-name="P6"><text:span text:style-name="T5">(int, primary key, auto_increment) id</text:span></text:p>
        </text:list-item>
        <text:list-item>
          <text:p text:style-name="P6"><text:span text:style-name="T5">(timestamp) created_at</text:span></text:p>
        </text:list-item>
        <text:list-item>
          <text:p text:style-name="P6"><text:span text:style-name="T5">(timestamp) updated_at</text:span></text:p>
        </text:list-item>
        <text:list-item>
          <text:p text:style-name="P6"><text:span text:style-name="T5">(text) role</text:span></text:p>
        </text:list-item>
        <text:list-item>
          <text:p text:style-name="P6"><text:span text:style-name="T5">(text) description</text:span></text:p>
        </text:list-item>
      </text:list>
      <text:p text:style-name="P1"/>
      <text:p text:style-name="P3"><text:span text:style-name="T5">Table name: role_user</text:span></text:p>
      <text:p text:style-name="P3"><text:span text:style-name="T5">Description: Pivot table between roles table and users table.</text:span></text:p>
      <text:p text:style-name="P3"><text:span text:style-name="T5">Fields:</text:span></text:p>
      <text:list xml:id="list8763064169303069158" text:style-name="WWNum3">
        <text:list-item>
          <text:p text:style-name="P7"><text:span text:style-name="T5">(int, primary key, auto_increment) id</text:span></text:p>
        </text:list-item>
        <text:list-item>
          <text:p text:style-name="P7"><text:span text:style-name="T5">(timestamp) created_at</text:span></text:p>
        </text:list-item>
        <text:list-item>
          <text:p text:style-name="P7"><text:span text:style-name="T5">(timestamp) updated_at</text:span></text:p>
        </text:list-item>
        <text:list-item>
          <text:p text:style-name="P7"><text:span text:style-name="T5">(unsigned int, foreign key referencing roles.id) role_id</text:span></text:p>
        </text:list-item>
        <text:list-item>
          <text:p text:style-name="P7"><text:span text:style-name="T5">(unsigned int, foreign key referencing users.id) user_id</text:span></text:p>
        </text:list-item>
      </text:list>
      <text:p text:style-name="P1"/>
      <text:p text:style-name="P3"><text:span text:style-name="T5">Table name: kj_ratings</text:span></text:p>
      <text:p text:style-name="P3"><text:span text:style-name="T5">Description: KJ ratings.</text:span></text:p>
      <text:p text:style-name="P3"><text:span text:style-name="T5">Fields:</text:span></text:p>
      <text:list xml:id="list8638399563657399411" text:style-name="WWNum4">
        <text:list-item>
          <text:p text:style-name="P8"><text:span text:style-name="T5">(int, primary key, auto_increment) id</text:span></text:p>
        </text:list-item>
        <text:list-item>
          <text:p text:style-name="P8"><text:span text:style-name="T5">(timestamp) created_at</text:span></text:p>
        </text:list-item>
        <text:list-item>
          <text:p text:style-name="P8"><text:span text:style-name="T5">(timestamp) updated_at</text:span></text:p>
        </text:list-item>
        <text:list-item>
          <text:p text:style-name="P8"><text:span text:style-name="T5">(unsigned int, foreign key referencing users.id) kj_id (KJ being rated)</text:span></text:p>
        </text:list-item>
        <text:list-item>
          <text:p text:style-name="P8"><text:span text:style-name="T5">(unsigned int, foreign key referencing users.id) rater_id (user making rating)</text:span></text:p>
        </text:list-item>
        <text:list-item>
          <text:p text:style-name="P8"><text:span text:style-name="T5">(unsigned int) rating (1 to 5)</text:span></text:p>
        </text:list-item>
        <text:list-item>
          <text:p text:style-name="P8"><text:span text:style-name="T5">(text) comment</text:span></text:p>
        </text:list-item>
      </text:list>
      <text:p text:style-name="P1"/>
      <text:p text:style-name="P3"><text:span text:style-name="T5">Table name: events</text:span></text:p>
      <text:p text:style-name="P3"><text:span text:style-name="T5">Description: Karaoke events</text:span></text:p>
      <text:p text:style-name="P3"><text:span text:style-name="T5">Fields:</text:span></text:p>
      <text:list xml:id="list8954639202213273826" text:style-name="WWNum5">
        <text:list-item>
          <text:p text:style-name="P9"><text:span text:style-name="T5">(int, primary key, auto_increment) id</text:span></text:p>
        </text:list-item>
        <text:list-item>
          <text:p text:style-name="P9"><text:span text:style-name="T5">(timestamp) created_at</text:span></text:p>
        </text:list-item>
        <text:list-item>
          <text:p text:style-name="P9"><text:span text:style-name="T5">(timestamp) updated_at</text:span></text:p>
        </text:list-item>
        <text:list-item>
          <text:p text:style-name="P9"><text:span text:style-name="T5">(unsigned int, foreign key referencing users.id) kj_id (KJ hosting event)</text:span></text:p>
        </text:list-item>
        <text:list-item>
          <text:p text:style-name="P9"><text:span text:style-name="T5">(unsigned int, foreign key referencing locales.id) locale_id (event locale)</text:span></text:p>
        </text:list-item>
        <text:list-item>
          <text:p text:style-name="P9"><text:span text:style-name="T5">(boolean) recurring</text:span></text:p>
        </text:list-item>
        <text:list-item>
          <text:p text:style-name="P9"><text:span text:style-name="T5">(int 0-6) day_of_week (filled only in case of recurring event)</text:span></text:p>
        </text:list-item>
        <text:list-item>
          <text:p text:style-name="P9"><text:span text:style-name="T5">(date) next_date (filled only in case of non-recurring event)</text:span></text:p>
        </text:list-item>
        <text:list-item>
          <text:p text:style-name="P9"><text:span text:style-name="T5">(int) start_time</text:span></text:p>
        </text:list-item>
        <text:list-item>
          <text:p text:style-name="P9"><text:span text:style-name="T5">(int) end_time</text:span></text:p>
        </text:list-item>
        <text:list-item>
          <text:p text:style-name="P9"><text:soft-page-break/><text:span text:style-name="T5">(text) image (optional link to image for event)</text:span></text:p>
        </text:list-item>
      </text:list>
      <text:p text:style-name="P1"/>
      <text:p text:style-name="P3"><text:span text:style-name="T5">Table name: event_posts</text:span></text:p>
      <text:p text:style-name="P3"><text:span text:style-name="T5">Description: Karaoke event posts</text:span></text:p>
      <text:p text:style-name="P3"><text:span text:style-name="T5">Fields:</text:span></text:p>
      <text:list xml:id="list845361945866169981" text:style-name="WWNum6">
        <text:list-item>
          <text:p text:style-name="P10"><text:span text:style-name="T5">(int, primary key, auto_increment) id</text:span></text:p>
        </text:list-item>
        <text:list-item>
          <text:p text:style-name="P10"><text:span text:style-name="T5">(timestamp) created_at</text:span></text:p>
        </text:list-item>
        <text:list-item>
          <text:p text:style-name="P10"><text:span text:style-name="T5">(timestamp) updated_at</text:span></text:p>
        </text:list-item>
        <text:list-item>
          <text:p text:style-name="P10"><text:span text:style-name="T5">(unsigned int, foreign key referencing events.id) event_id (event being posted to)</text:span></text:p>
        </text:list-item>
        <text:list-item>
          <text:p text:style-name="P10"><text:span text:style-name="T5">(unsigned int, foreign key referencing users.id) poster_id (user creating post)</text:span></text:p>
        </text:list-item>
        <text:list-item>
          <text:p text:style-name="P10"><text:span text:style-name="T5">(text) post (post content)</text:span></text:p>
        </text:list-item>
      </text:list>
      <text:p text:style-name="P1"/>
      <text:p text:style-name="P3"><text:span text:style-name="T5">Table name: locales</text:span></text:p>
      <text:p text:style-name="P3"><text:span text:style-name="T5">Description: Karaoke event locales</text:span></text:p>
      <text:p text:style-name="P3"><text:span text:style-name="T5">Fields:</text:span></text:p>
      <text:list xml:id="list7080935940542289109" text:style-name="WWNum7">
        <text:list-item>
          <text:p text:style-name="P11"><text:span text:style-name="T5">(int, primary key, auto_increment) id</text:span></text:p>
        </text:list-item>
        <text:list-item>
          <text:p text:style-name="P11"><text:span text:style-name="T5">(timestamp) created_at</text:span></text:p>
        </text:list-item>
        <text:list-item>
          <text:p text:style-name="P11"><text:span text:style-name="T5">(timestamp) updated_at</text:span></text:p>
        </text:list-item>
        <text:list-item>
          <text:p text:style-name="P11"><text:span text:style-name="T5">(text) location_link (Google Maps link to location)</text:span></text:p>
        </text:list-item>
        <text:list-item>
          <text:p text:style-name="P11"><text:span text:style-name="T5">(text) name (locale name; pull from Google Maps?)</text:span></text:p>
        </text:list-item>
        <text:list-item>
          <text:p text:style-name="P11"><text:span text:style-name="T5">(text) address (full locale address (street + city + state); pull from Google Maps?)</text:span></text:p>
        </text:list-item>
        <text:list-item>
          <text:p text:style-name="P12"><text:bookmark-start text:name="__DdeLink__1157_314937005"/><text:span text:style-name="T5">(text) </text:span><text:span text:style-name="T6">image</text:span><text:bookmark-end text:name="__DdeLink__1157_314937005"/></text:p>
        </text:list-item>
      </text:list>
      <text:p text:style-name="P1"/>
      <text:p text:style-name="P3"><text:span text:style-name="T5">Table name: locale_ratings</text:span></text:p>
      <text:p text:style-name="P3"><text:span text:style-name="T5">Description: Locale ratings.</text:span></text:p>
      <text:p text:style-name="P3"><text:span text:style-name="T5">Fields:</text:span></text:p>
      <text:list xml:id="list7825925725321141960" text:style-name="WWNum8">
        <text:list-item>
          <text:p text:style-name="P13"><text:span text:style-name="T5">(int, primary key, auto_increment) id</text:span></text:p>
        </text:list-item>
        <text:list-item>
          <text:p text:style-name="P13"><text:span text:style-name="T5">(timestamp) created_at</text:span></text:p>
        </text:list-item>
        <text:list-item>
          <text:p text:style-name="P13"><text:span text:style-name="T5">(timestamp) updated_at</text:span></text:p>
        </text:list-item>
        <text:list-item>
          <text:p text:style-name="P13"><text:span text:style-name="T5">(unsigned int, foreign key referencing locales.id) locale_id (locale being rated)</text:span></text:p>
        </text:list-item>
        <text:list-item>
          <text:p text:style-name="P13"><text:span text:style-name="T5">(unsigned int, foreign key referencing users.id) rater_id (user making rating)</text:span></text:p>
        </text:list-item>
        <text:list-item>
          <text:p text:style-name="P13"><text:span text:style-name="T5">(unsigned int) rating (1 to 5)</text:span></text:p>
        </text:list-item>
        <text:list-item>
          <text:p text:style-name="P13"><text:span text:style-name="T5">(text) comment</text:span></text:p>
        </text:list-item>
      </text:list>
      <text:p text:style-name="No_20_Spacing"/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3193in"/>
        </style:list-level-properties>
        <style:text-properties fo:font-family="Calibri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819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19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193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319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19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193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819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19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liberr</meta:initial-creator>
    <meta:editing-cycles>148</meta:editing-cycles>
    <meta:creation-date>2016-04-28T14:00:00</meta:creation-date>
    <dc:date>2016-05-05T17:03:41.160359737</dc:date>
    <meta:editing-duration>PT4H42M22S</meta:editing-duration>
    <meta:generator>LibreOffice/4.1.6.2$Linux_X86_64 LibreOffice_project/410m0$Build-2</meta:generator>
    <meta:document-statistic meta:table-count="3" meta:image-count="0" meta:object-count="0" meta:page-count="7" meta:paragraph-count="424" meta:word-count="1360" meta:character-count="8791" meta:non-whitespace-character-count="7804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